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2" svg:font-family="'Noto Sans Devanagari'"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0523" officeooo:paragraph-rsid="000f05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e.org prompts</text:p>
      <text:p text:style-name="P1">---------------------</text:p>
      <text:p text:style-name="P1">Lesson 3:</text:p>
      <text:p text:style-name="P1"/>
      <text:p text:style-name="P1">People design user interfaces to meet a user's needs, but they don't always get it right.</text:p>
      <text:p text:style-name="P1">Have you ever used an app where the user interface didn't actually meet your needs?</text:p>
      <text:p text:style-name="P1">→ Yes I have.</text:p>
      <text:p text:style-name="P1"/>
      <text:p text:style-name="P1">What was the problem?</text:p>
      <text:p text:style-name="P1">→ The problem was with the buttons and sliders. Whoever designed the app designed it like a website, not like an app, so the user interface was tough to use.</text:p>
      <text:p text:style-name="P1"/>
      <text:p text:style-name="P1">What do you think the designers didn't understand about you or your needs? </text:p>
      <text:p text:style-name="P1">→ I think they used some old code lying around, and I believe they did not spend the correct amount of time testing because it is very easy to see the problem.</text:p>
      <text:p text:style-name="P1"/>
      <text:p text:style-name="P1">How did talking with the users of your app impact your design decisions? </text:p>
      <text:p text:style-name="P1">→ Talking with users made me realize what I should change and where I should go for the next steps. I now have a better understanding of how to make it more user friendly.</text:p>
      <text:p text:style-name="P1"/>
      <text:p text:style-name="P1">Lesson 4:</text:p>
      <text:p text:style-name="P1">Why is it important to plan out the design of an app?</text:p>
      <text:p text:style-name="P1">→ It is essential to plan out an app's design because, without it, you could miss something or overthink some details. Planning the system also makes coding the app easier since you already have done the big concept brainstorming and thinking.</text:p>
      <text:p text:style-name="P1"/>
      <text:p text:style-name="P1">Were there any changes you had to make to your original design once you transferred it to the screen?</text:p>
      <text:p text:style-name="P1">→ Yes, I had to make some icons and images smaller because they cluttered the screen once I made it online. On paper, I was able to fit more than what I was able to fit the scree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2" svg:font-family="'Noto Sans Devanagari'"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Arial1" style:font-family-asian="Arial"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Arial1" style:font-family-asian="Arial"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7e_LT_7e_Gliederung_20_1" style:display-name="Blank~LT~Gliederung 1" style:family="paragraph" style:default-outline-level="">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name-asian="Arial1" style:font-family-asian="Arial" style:font-family-generic-asian="system" style:font-pitch-asian="variable" style:font-size-asian="18.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size-asian="18.5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size-asian="18.5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size-asian="18.5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Arial1" style:font-family-asian="Arial"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al1" style:font-family-asian="Arial"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al1" style:font-family-asian="Arial"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Arial1"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Arial1"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name-asian="Arial1" style:font-family-asian="Arial"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Arial1"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Arial1"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al1" style:font-family-asian="Arial"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name-asian="Arial1" style:font-family-asian="Arial" style:font-family-generic-asian="system" style:font-pitch-asian="variable" style:font-size-asian="18.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size-asian="18.5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size-asian="18.5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size-asian="18.5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name-asian="Arial1" style:font-family-asian="Arial" style:font-family-generic-asian="system" style:font-pitch-asian="variable" style:font-size-asian="18.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size-asian="18.5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size-asian="18.5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5pt" fo:letter-spacing="normal" fo:font-style="normal" fo:text-shadow="none" style:text-underline-style="none" fo:font-weight="normal" style:letter-kerning="true" style:font-size-asian="18.5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Arial1" style:font-family-asian="Arial"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Arial1" style:font-family-asian="Arial"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Arial1" style:font-family-asian="Arial"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Arial1"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Arial1" style:font-family-asian="Arial"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9T20:36:01.130468834</meta:creation-date>
    <dc:date>2020-10-29T23:46:22.285177291</dc:date>
    <meta:editing-duration>PT16M15S</meta:editing-duration>
    <meta:editing-cycles>2</meta:editing-cycles>
    <meta:generator>LibreOffice/7.0.3.1$Linux_X86_64 LibreOffice_project/00$Build-1</meta:generator>
    <meta:document-statistic meta:table-count="0" meta:image-count="0" meta:object-count="0" meta:page-count="1" meta:paragraph-count="17" meta:word-count="278" meta:character-count="1473" meta:non-whitespace-character-count="1210"/>
  </office:meta>
</office:document-meta>
</file>